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444" officeooo:paragraph-rsid="000cb444"/>
    </style:style>
    <style:style style:name="P2" style:family="paragraph" style:parent-style-name="Standard">
      <style:text-properties officeooo:rsid="000cb444" officeooo:paragraph-rsid="000f1d7e"/>
    </style:style>
    <style:style style:name="P3" style:family="paragraph" style:parent-style-name="Standard">
      <style:text-properties style:text-underline-style="solid" style:text-underline-width="auto" style:text-underline-color="font-color" officeooo:rsid="000cb444" officeooo:paragraph-rsid="000cb444"/>
    </style:style>
    <style:style style:name="P4" style:family="paragraph" style:parent-style-name="Standard">
      <style:text-properties officeooo:paragraph-rsid="000f0f04"/>
    </style:style>
    <style:style style:name="P5" style:family="paragraph" style:parent-style-name="Standard">
      <style:text-properties officeooo:rsid="000f0f04" officeooo:paragraph-rsid="000f0f04"/>
    </style:style>
    <style:style style:name="P6" style:family="paragraph" style:parent-style-name="Standard">
      <style:text-properties style:text-underline-style="none" officeooo:rsid="000cb444" officeooo:paragraph-rsid="000cb444"/>
    </style:style>
    <style:style style:name="P7" style:family="paragraph" style:parent-style-name="Standard">
      <style:text-properties style:text-underline-style="none" officeooo:rsid="000cb444" officeooo:paragraph-rsid="000cb444"/>
    </style:style>
    <style:style style:name="P8" style:family="paragraph" style:parent-style-name="Standard">
      <style:text-properties officeooo:rsid="000f0f04" officeooo:paragraph-rsid="000f0f04"/>
    </style:style>
    <style:style style:name="P9" style:family="paragraph" style:parent-style-name="Standard">
      <style:text-properties officeooo:rsid="000f0f04" officeooo:paragraph-rsid="0014f27b"/>
    </style:style>
    <style:style style:name="P10" style:family="paragraph" style:parent-style-name="Standard">
      <style:text-properties officeooo:rsid="000f0f04" officeooo:paragraph-rsid="00167515"/>
    </style:style>
    <style:style style:name="P11" style:family="paragraph" style:parent-style-name="Standard">
      <style:text-properties officeooo:paragraph-rsid="000f0f04"/>
    </style:style>
    <style:style style:name="P12" style:family="paragraph" style:parent-style-name="Standard">
      <style:text-properties style:text-underline-style="solid" style:text-underline-width="auto" style:text-underline-color="font-color" officeooo:rsid="00185115" officeooo:paragraph-rsid="00185115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5115" officeooo:paragraph-rsid="00185115" style:font-weight-asian="bold" style:font-weight-complex="bold"/>
    </style:style>
    <style:style style:name="T1" style:family="text">
      <style:text-properties officeooo:rsid="000e0dd6"/>
    </style:style>
    <style:style style:name="T2" style:family="text">
      <style:text-properties style:font-name="Noto Mono" fo:font-style="italic" fo:font-weight="normal" officeooo:rsid="000e0dd6" style:font-style-asian="italic" style:font-weight-asian="normal" style:font-style-complex="italic" style:font-weight-complex="normal"/>
    </style:style>
    <style:style style:name="T3" style:family="text">
      <style:text-properties officeooo:rsid="000f0f04"/>
    </style:style>
    <style:style style:name="T4" style:family="text">
      <style:text-properties officeooo:rsid="000f1d7e"/>
    </style:style>
    <style:style style:name="T5" style:family="text">
      <style:text-properties officeooo:rsid="0014f27b"/>
    </style:style>
    <style:style style:name="T6" style:family="text">
      <style:text-properties officeooo:rsid="00167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LEPHANT FIRST </text:p>
      <text:p text:style-name="P12"/>
      <text:p text:style-name="P3">Fonctionnalités :</text:p>
      <text:p text:style-name="P3"/>
      <text:p text:style-name="P6">- <text:span text:style-name="T4">page ‘Home’ :</text:span></text:p>
      <text:p text:style-name="P6"><text:tab/>. <text:span text:style-name="T4">site 1 page</text:span></text:p>
      <text:p text:style-name="P6"><text:tab/>. <text:span text:style-name="T4">design sobre autour d’une image du éléphant</text:span></text:p>
      <text:p text:style-name="P6"><text:tab/>. <text:span text:style-name="T4">couleurs noir ; blanc ; rouge</text:span></text:p>
      <text:p text:style-name="P6"><text:tab/></text:p>
      <text:p text:style-name="P1">- <text:span text:style-name="T1">barre de navigation :</text:span></text:p>
      <text:p text:style-name="P4"><text:tab/>. « <text:span text:style-name="T1">actualité » : </text:span></text:p>
      <text:p text:style-name="P4"><text:span text:style-name="T1"><text:tab/><text:tab/>. lien ‘</text:span><text:span text:style-name="T2">href</text:span><text:span text:style-name="T1">’ vers une page présentant des articles</text:span></text:p>
      <text:p text:style-name="Standard"><text:tab/><text:tab/>. <text:span text:style-name="T3">slide venant de gauche affichant les articles</text:span></text:p>
      <text:p text:style-name="Standard"><text:tab/><text:tab/>. <text:span text:style-name="T6">contenu :</text:span></text:p>
      <text:p text:style-name="Standard"><text:tab/><text:tab/><text:tab/>. « <text:span text:style-name="T6">Pour que le plus grand animal terrestre survive à notre génération »</text:span></text:p>
      <text:p text:style-name="P10"><text:tab/></text:p>
      <text:p text:style-name="P10"><text:tab/>. « statistiques » :</text:p>
      <text:p text:style-name="P5"><text:tab/><text:tab/><text:span text:style-name="T1">. lien ‘</text:span><text:span text:style-name="T2">href</text:span><text:span text:style-name="T1">’ vers une page présentant </text:span>des<text:span text:style-name="T1"> </text:span>statistiques</text:p>
      <text:p text:style-name="P5"><text:tab/><text:tab/>. slide venant de droite affichant les statistiques</text:p>
      <text:p text:style-name="P10"><text:tab/></text:p>
      <text:p text:style-name="P10"><text:tab/>. « <text:span text:style-name="T5">Associations</text:span> » :</text:p>
      <text:p text:style-name="P5"><text:tab/><text:tab/><text:span text:style-name="T1">. lien ‘</text:span><text:span text:style-name="T2">href</text:span><text:span text:style-name="T1">’ vers une page présentant </text:span>des<text:span text:style-name="T1"> </text:span>associations validées</text:p>
      <text:p text:style-name="P5"><text:tab/><text:tab/>. miniatures des sites de <text:span text:style-name="T4">donation</text:span></text:p>
      <text:p text:style-name="P5"><text:tab/><text:tab/>. <text:span text:style-name="T4">slide venant du bas affichant les associations</text:span></text:p>
      <text:p text:style-name="P5"><text:tab/><text:tab/>. <text:span text:style-name="T5">pages :</text:span></text:p>
      <text:p text:style-name="P9"><text:tab/><text:tab/><text:tab/><text:a xlink:type="simple" xlink:href="https://www.tusk.org/species/african-elephant/" text:style-name="Internet_20_link" text:visited-style-name="Visited_20_Internet_20_Link">https://www.tusk.org/species/african-elephant/</text:a></text:p>
      <text:p text:style-name="P5"><text:tab/><text:tab/><text:tab/><text:a xlink:type="simple" xlink:href="https://www.savetheelephants.org/" text:style-name="Internet_20_link" text:visited-style-name="Visited_20_Internet_20_Link">https://www.savetheelephants.org/</text:a></text:p>
      <text:p text:style-name="P5"><text:tab/><text:tab/><text:tab/><text:a xlink:type="simple" xlink:href="https://www.awf.org/" text:style-name="Internet_20_link" text:visited-style-name="Visited_20_Internet_20_Link">https://www.awf.org/</text:a></text:p>
      <text:p text:style-name="P5"><text:tab/><text:tab/><text:tab/><text:a xlink:type="simple" xlink:href="https://www.sheldrickwildlifetrust.org/" text:style-name="Internet_20_link" text:visited-style-name="Visited_20_Internet_20_Link">https://www.sheldrickwildlifetrust.org/</text:a></text:p>
      <text:p text:style-name="P5"><text:tab/><text:tab/><text:tab/><text:a xlink:type="simple" xlink:href="https://www.worldwildlife.org/species/elephant" text:style-name="Internet_20_link" text:visited-style-name="Visited_20_Internet_20_Link">https://www.worldwildlife.org/species/elephant</text:a></text:p>
      <text:p text:style-name="P5"><text:tab/><text:tab/><text:tab/></text:p>
      <text:p text:style-name="P5"/>
      <text:p text:style-name="P5"/>
      <text:p text:style-name="P2">- <text:span text:style-name="T1">compteur :</text:span></text:p>
      <text:p text:style-name="P2"><text:tab/>. <text:span text:style-name="T1">nombre d’éléphant tués depuis le 1 janvier de chaque année</text:span></text:p>
      <text:p text:style-name="P2"><text:tab/>. <text:span text:style-name="T1">formule mathématiques de suite numérique n+1</text:span></text:p>
      <text:p text:style-name="P2"><text:tab/>. <text:span text:style-name="T1">animation d’ajout de chaque unité</text:span></text:p>
      <text:p text:style-name="P2"><text:tab/>. <text:span text:style-name="T1">réinitialisation à chaque premier janvier 00h00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Standard">
      <style:text-properties officeooo:rsid="000cb44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3:07:55.374604904</meta:creation-date>
    <dc:date>2019-11-23T15:36:51.065611089</dc:date>
    <meta:editing-duration>PT39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64" meta:character-count="1097" meta:non-whitespace-character-count="909"/>
  </office:meta>
</office:document-meta>
</file>